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10.9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2cm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2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2.9cm" svg:x="5.9cm" svg:y="7.7cm">
          <text:p text:style-name="P1">Frontend</text:p>
          <text:p text:style-name="P1">1-2x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cm" svg:y1="10.9cm" svg:x2="8.3cm" svg:y2="12.8cm">
          <text:p/>
        </draw:line>
        <draw:custom-shape draw:style-name="gr3" draw:text-style-name="P1" draw:layer="layout" svg:width="11.4cm" svg:height="1.9cm" svg:x="5.7cm" svg:y="13cm">
          <text:p text:style-name="P1">Register fil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2.5cm" svg:x="5.7cm" svg:y="15.3cm">
          <text:p text:style-name="P1">AL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2.4cm" svg:x="8.7cm" svg:y="15.3cm">
          <text:p text:style-name="P1">LD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2.6cm" svg:height="2.3cm" svg:x="11.7cm" svg:y="15.3cm">
          <text:p text:style-name="P1">S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2.4cm" svg:x="14.6cm" svg:y="15.3cm">
          <text:p text:style-name="P1">B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4:51:22.069421456</meta:creation-date>
    <dc:date>2019-10-06T14:57:01.178862868</dc:date>
    <meta:editing-duration>PT3M50S</meta:editing-duration>
    <meta:editing-cycles>2</meta:editing-cycles>
    <meta:generator>LibreOffice/6.0.7.3$Linux_X86_64 LibreOffice_project/00m0$Build-3</meta:generator>
    <meta:document-statistic meta:object-count="7"/>
  </office:meta>
</office:document-meta>
</file>